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D0000028991595EDAA7C2F179.png" manifest:media-type="image/png"/>
  <manifest:file-entry manifest:full-path="Pictures/10000000000003360000027E7FDC1A75D045CB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50e" draw:textarea-vertical-align="middle"/>
    </style:style>
    <style:style style:name="gr2" style:family="graphic" style:parent-style-name="standard">
      <style:graphic-properties draw:fill="solid" draw:fill-color="#dddddd" draw:opacity="50%" draw:textarea-vertical-align="middle" draw:shadow-opacity="50%"/>
    </style:style>
    <style:style style:name="gr3" style:family="graphic" style:parent-style-name="standard">
      <style:graphic-properties draw:fill="solid" draw:fill-color="#993366" draw:opacity="50%" draw:textarea-vertical-align="middle" draw:shadow-opacity="50%"/>
    </style:style>
    <style:style style:name="gr4" style:family="graphic" style:parent-style-name="standard">
      <style:graphic-properties draw:fill="solid" draw:fill-color="#663300" draw:textarea-vertical-align="middle"/>
    </style:style>
    <style:style style:name="gr5" style:family="graphic" style:parent-style-name="standard">
      <style:graphic-properties draw:fill="solid" draw:fill-color="#ff00cc" draw:opacity="50%" draw:textarea-vertical-align="middle" draw:shadow-opacity="50%"/>
    </style:style>
    <style:style style:name="gr6" style:family="graphic" style:parent-style-name="standard">
      <style:graphic-properties draw:fill="solid" draw:fill-color="#0000ff" draw:textarea-vertical-align="middle"/>
    </style:style>
    <style:style style:name="gr7" style:family="graphic" style:parent-style-name="Arrow_20_Line" style:list-style-name="L1">
      <style:graphic-properties draw:textarea-vertical-align="middle" draw:decimal-places="0"/>
    </style:style>
    <style:style style:name="gr8" style:family="graphic" style:parent-style-name="Arrow_20_Line" style:list-style-name="L1">
      <style:graphic-properties draw:textarea-vertical-align="middle" draw:line-distance="0.919cm" draw:decimal-places="0"/>
    </style:style>
    <style:style style:name="gr9" style:family="graphic" style:parent-style-name="Arrow_20_Line" style:list-style-name="L1">
      <style:graphic-properties draw:textarea-vertical-align="middle" draw:line-distance="2.152cm" draw:decimal-places="0"/>
    </style:style>
    <style:style style:name="gr10" style:family="graphic" style:parent-style-name="standard">
      <style:graphic-properties draw:fill="solid" draw:fill-color="#0000ff" draw:textarea-horizontal-align="center" draw:textarea-vertical-align="middle"/>
    </style:style>
    <style:style style:name="gr11" style:family="graphic" style:parent-style-name="standard">
      <style:graphic-properties draw:fill="solid" draw:fill-color="#ffffff" draw:opacity="100%" draw:textarea-vertical-align="middle" draw:shadow-opacity="100%"/>
    </style:style>
    <style:style style:name="gr12" style:family="graphic" style:parent-style-name="standard">
      <style:graphic-properties draw:fill="solid" draw:fill-color="#ff9999" draw:opacity="100%" draw:textarea-vertical-align="middle" draw:shadow-opacity="100%"/>
    </style:style>
    <style:style style:name="gr13" style:family="graphic" style:parent-style-name="standard">
      <style:graphic-properties draw:fill="none" draw:fill-color="#ff00cc" draw:opacity="50%" draw:textarea-vertical-align="middle" draw:shadow-opacity="50%"/>
    </style:style>
    <style:style style:name="gr14" style:family="graphic" style:parent-style-name="measure" style:list-style-name="L1">
      <style:graphic-properties draw:textarea-vertical-align="middle" draw:line-distance="1.153cm" draw:placing="below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measure" style:list-style-name="L1">
      <style:graphic-properties draw:textarea-vertical-align="middle" draw:line-distance="1.153cm" draw:placing="below"/>
    </style:style>
    <style:style style:name="gr17" style:family="graphic" style:parent-style-name="measure" style:list-style-name="L1">
      <style:graphic-properties draw:textarea-vertical-align="middle" draw:line-distance="3.001cm" draw:placing="above"/>
    </style:style>
    <style:style style:name="gr18" style:family="graphic" style:parent-style-name="Arrow_20_Line" style:list-style-name="L1">
      <style:graphic-properties draw:textarea-vertical-align="middle" draw:line-distance="7.885cm"/>
    </style:style>
    <style:style style:name="gr19" style:family="graphic" style:parent-style-name="Arrow_20_Line" style:list-style-name="L1">
      <style:graphic-properties draw:textarea-vertical-align="middle" draw:decimal-places="0"/>
    </style:style>
    <style:style style:name="gr20" style:family="graphic" style:parent-style-name="standard">
      <style:graphic-properties draw:fill="solid" draw:fill-color="#ff950e" draw:textarea-horizontal-align="center" draw:textarea-vertical-align="middle"/>
    </style:style>
    <style:style style:name="gr21" style:family="graphic" style:parent-style-name="standard">
      <style:graphic-properties draw:fill="solid" draw:fill-color="#993366" draw:opacity="50%" draw:textarea-horizontal-align="center" draw:textarea-vertical-align="middle" draw:shadow-opacity="50%"/>
    </style:style>
    <style:style style:name="gr22" style:family="graphic" style:parent-style-name="standard">
      <style:graphic-properties draw:fill="solid" draw:fill-color="#dddddd" draw:opacity="50%" draw:textarea-horizontal-align="center" draw:textarea-vertical-align="middle" draw:shadow-opacity="50%"/>
    </style:style>
    <style:style style:name="gr23" style:family="graphic" style:parent-style-name="measure" style:list-style-name="L1">
      <style:graphic-properties draw:textarea-vertical-align="middle" draw:line-distance="1.153cm" draw:placing="below"/>
    </style:style>
    <style:style style:name="P1" style:family="paragraph">
      <loext:graphic-properties draw:fill="solid" draw:fill-color="#ff950e"/>
      <style:paragraph-properties fo:text-align="center"/>
    </style:style>
    <style:style style:name="P2" style:family="paragraph">
      <loext:graphic-properties draw:fill="solid" draw:fill-color="#dddddd" draw:opacity="50%"/>
      <style:paragraph-properties fo:text-align="center"/>
    </style:style>
    <style:style style:name="P3" style:family="paragraph">
      <loext:graphic-properties draw:fill="solid" draw:fill-color="#993366" draw:opacity="50%"/>
      <style:paragraph-properties fo:text-align="center"/>
    </style:style>
    <style:style style:name="P4" style:family="paragraph">
      <loext:graphic-properties draw:fill="solid" draw:fill-color="#663300"/>
      <style:paragraph-properties fo:text-align="center"/>
    </style:style>
    <style:style style:name="P5" style:family="paragraph">
      <loext:graphic-properties draw:fill="solid" draw:fill-color="#ff00cc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00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 draw:opacity="100%"/>
      <style:paragraph-properties fo:text-align="center"/>
    </style:style>
    <style:style style:name="P10" style:family="paragraph">
      <loext:graphic-properties draw:fill="solid" draw:fill-color="#ffffff" draw:opacity="100%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solid" draw:fill-color="#ff9999" draw:opacity="100%"/>
      <style:paragraph-properties fo:text-align="center"/>
    </style:style>
    <style:style style:name="P12" style:family="paragraph">
      <loext:graphic-properties draw:fill="none" draw:fill-color="#ff00cc" draw:opacity="50%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4cm" svg:height="8cm" svg:x="3.673cm" svg:y="14.672cm">
          <text:p/>
        </draw:rect>
        <draw:rect draw:style-name="gr1" draw:text-style-name="P1" draw:layer="layout" svg:width="0.4cm" svg:height="8cm" svg:x="7.534cm" svg:y="14.672cm">
          <text:p/>
        </draw:rect>
        <draw:rect draw:style-name="gr2" draw:text-style-name="P2" draw:layer="layout" svg:width="4.272cm" svg:height="1.434cm" svg:x="3.657cm" svg:y="21.024cm">
          <text:p/>
        </draw:rect>
        <draw:rect draw:style-name="gr2" draw:text-style-name="P2" draw:layer="layout" svg:width="4.272cm" svg:height="1.434cm" svg:x="3.657cm" svg:y="14.858cm">
          <text:p/>
        </draw:rect>
        <draw:rect draw:style-name="gr1" draw:text-style-name="P1" draw:layer="layout" svg:width="0.4cm" svg:height="8cm" svg:x="11.641cm" svg:y="14.694cm">
          <text:p/>
        </draw:rect>
        <draw:rect draw:style-name="gr1" draw:text-style-name="P1" draw:layer="layout" svg:width="0.4cm" svg:height="8cm" svg:x="15.902cm" svg:y="14.694cm">
          <text:p/>
        </draw:rect>
        <draw:rect draw:style-name="gr2" draw:text-style-name="P2" draw:layer="layout" svg:width="5.091cm" svg:height="1.434cm" svg:x="11.452cm" svg:y="21.046cm">
          <text:p/>
        </draw:rect>
        <draw:rect draw:style-name="gr2" draw:text-style-name="P2" draw:layer="layout" svg:width="5.036cm" svg:height="1.434cm" svg:x="11.452cm" svg:y="14.88cm">
          <text:p/>
        </draw:rect>
        <draw:rect draw:style-name="gr2" draw:text-style-name="P2" draw:layer="layout" svg:width="1.07cm" svg:height="4.771cm" svg:x="11.472cm" svg:y="16.309cm">
          <text:p/>
        </draw:rect>
        <draw:rect draw:style-name="gr2" draw:text-style-name="P2" draw:layer="layout" svg:width="1.054cm" svg:height="4.712cm" svg:x="15.474cm" svg:y="16.32cm">
          <text:p/>
        </draw:rect>
        <draw:rect draw:style-name="gr3" draw:text-style-name="P3" draw:layer="layout" svg:width="3.485cm" svg:height="5.805cm" svg:x="12.223cm" svg:y="15.697cm">
          <text:p/>
        </draw:rect>
        <draw:rect draw:style-name="gr2" draw:text-style-name="P2" draw:layer="layout" svg:width="0.222cm" svg:height="1.434cm" svg:x="7.905cm" svg:y="14.909cm">
          <text:p/>
        </draw:rect>
        <draw:rect draw:style-name="gr2" draw:text-style-name="P2" draw:layer="layout" svg:width="0.222cm" svg:height="4.654cm" svg:x="7.956cm" svg:y="16.385cm">
          <text:p/>
        </draw:rect>
        <draw:rect draw:style-name="gr2" draw:text-style-name="P2" draw:layer="layout" svg:width="0.222cm" svg:height="1.434cm" svg:x="8.006cm" svg:y="21.066cm">
          <text:p/>
        </draw:rect>
        <draw:rect draw:style-name="gr3" draw:text-style-name="P3" draw:layer="layout" svg:width="0.269cm" svg:height="5.805cm" svg:x="8.266cm" svg:y="15.85cm">
          <text:p/>
        </draw:rect>
        <draw:rect draw:style-name="gr2" draw:text-style-name="P2" draw:layer="layout" svg:width="0.222cm" svg:height="1.434cm" svg:x="3.351cm" svg:y="14.807cm">
          <text:p/>
        </draw:rect>
        <draw:rect draw:style-name="gr2" draw:text-style-name="P2" draw:layer="layout" svg:width="0.222cm" svg:height="4.654cm" svg:x="3.351cm" svg:y="16.334cm">
          <text:p/>
        </draw:rect>
        <draw:rect draw:style-name="gr2" draw:text-style-name="P2" draw:layer="layout" svg:width="0.222cm" svg:height="1.434cm" svg:x="3.376cm" svg:y="21.066cm">
          <text:p/>
        </draw:rect>
        <draw:rect draw:style-name="gr4" draw:text-style-name="P4" draw:layer="layout" svg:width="6.087cm" svg:height="0.288cm" svg:x="3.673cm" svg:y="14.289cm">
          <text:p/>
        </draw:rect>
        <draw:polygon draw:style-name="gr5" draw:text-style-name="P5" draw:layer="layout" svg:width="4.142cm" svg:height="4.46cm" svg:x="3.691cm" svg:y="8.437cm" svg:viewBox="0 0 4143 4461" draw:points="0,4461 39,38 3320,0 4143,4439">
          <text:p/>
        </draw:polygon>
        <draw:rect draw:style-name="gr1" draw:text-style-name="P1" draw:layer="layout" svg:width="0.4cm" svg:height="5.795cm" svg:x="3.756cm" svg:y="8.434cm">
          <text:p/>
        </draw:rect>
        <draw:rect draw:style-name="gr2" draw:text-style-name="P2" draw:layer="layout" svg:width="3.391cm" svg:height="1.079cm" svg:x="3.853cm" svg:y="6.859cm">
          <text:p/>
        </draw:rect>
        <draw:rect draw:style-name="gr6" draw:text-style-name="P7" draw:layer="layout" svg:width="5cm" svg:height="4cm" svg:x="19.839cm" svg:y="8.841cm">
          <text:p text:style-name="P6">Monitor</text:p>
          <text:p text:style-name="P6">500 x 400</text:p>
          <text:p text:style-name="P6"/>
        </draw:rect>
        <draw:rect draw:style-name="gr3" draw:text-style-name="P3" draw:layer="layout" svg:width="3.484cm" svg:height="0.273cm" svg:x="3.801cm" svg:y="6.507cm">
          <text:p/>
        </draw:rect>
        <draw:rect draw:style-name="gr3" draw:text-style-name="P3" draw:layer="layout" svg:width="3.443cm" svg:height="0.273cm" svg:x="3.801cm" svg:y="7.995cm">
          <text:p/>
        </draw:rect>
        <draw:polygon draw:style-name="gr5" draw:text-style-name="P5" draw:layer="layout" svg:width="5.704cm" svg:height="16.329cm" svg:x="29.205cm" svg:y="5.539cm" svg:viewBox="0 0 5705 16330" draw:points="0,16330 41,0 4299,0 4258,1819 5291,6738 5622,8392 5705,16288">
          <text:p/>
        </draw:polygon>
        <draw:measure draw:style-name="gr7" draw:text-style-name="P8" draw:layer="measurelines" svg:x1="8.388cm" svg:y1="23.939cm" svg:x2="3.396cm" svg:y2="23.986cm">
          <text:p text:style-name="P8"><text:measure text:kind="gap"/><text:measure text:kind="value">499</text:measure><text:s/><text:measure text:kind="unit">mm</text:measure><text:measure text:kind="gap"/></text:p>
        </draw:measure>
        <draw:rect draw:style-name="gr3" draw:text-style-name="P3" draw:layer="layout" svg:width="2cm" svg:height="1.4cm" svg:x="8.002cm" svg:y="12.874cm">
          <text:p/>
        </draw:rect>
        <draw:rect draw:style-name="gr6" draw:text-style-name="P7" draw:layer="layout" svg:width="0.387cm" svg:height="4cm" draw:transform="rotate (0.156032435128293) translate (6.023cm 8.794cm)">
          <text:p text:style-name="P6"/>
          <text:p text:style-name="P6"/>
        </draw:rect>
        <draw:rect draw:style-name="gr3" draw:text-style-name="P3" draw:layer="layout" svg:width="0.2cm" svg:height="1.736cm" svg:x="9.806cm" svg:y="12.845cm">
          <text:p/>
        </draw:rect>
        <draw:rect draw:style-name="gr3" draw:text-style-name="P3" draw:layer="layout" svg:width="1.935cm" svg:height="0.296cm" svg:x="8.031cm" svg:y="12.893cm">
          <text:p/>
        </draw:rect>
        <draw:rect draw:style-name="gr2" draw:text-style-name="P2" draw:layer="layout" svg:width="4.305cm" svg:height="1.382cm" svg:x="3.632cm" svg:y="12.898cm">
          <text:p/>
        </draw:rect>
        <draw:measure draw:style-name="gr8" draw:text-style-name="P8" draw:layer="measurelines" svg:x1="3.705cm" svg:y1="12.832cm" svg:x2="7.878cm" svg:y2="12.877cm">
          <text:p text:style-name="P8"><text:measure text:kind="gap"/><text:measure text:kind="value">417</text:measure><text:s/><text:measure text:kind="unit">mm</text:measure><text:measure text:kind="gap"/></text:p>
        </draw:measure>
        <draw:measure draw:style-name="gr9" draw:text-style-name="P8" draw:layer="layout" svg:x1="8.025cm" svg:y1="12.935cm" svg:x2="9.995cm" svg:y2="12.935cm">
          <text:p text:style-name="P8"><text:measure text:kind="gap"/><text:measure text:kind="value">197</text:measure><text:s/><text:measure text:kind="unit">mm</text:measure><text:measure text:kind="gap"/></text:p>
        </draw:measure>
        <draw:polygon draw:style-name="gr10" draw:text-style-name="P7" draw:layer="layout" svg:width="0.983cm" svg:height="5.256cm" svg:x="7.026cm" svg:y="8.417cm" svg:viewBox="0 0 984 5257" draw:points="911,5245 875,4464 0,23 119,0 972,4488 984,5257">
          <text:p/>
        </draw:polygon>
      </draw:page>
      <draw:page draw:name="page2" draw:style-name="dp1" draw:master-page-name="Default">
        <draw:rect draw:style-name="gr1" draw:text-style-name="P1" draw:layer="layout" svg:width="0.4cm" svg:height="5.973cm" svg:x="6.092cm" svg:y="8.288cm">
          <text:p/>
        </draw:rect>
        <draw:rect draw:style-name="gr4" draw:text-style-name="P4" draw:layer="layout" svg:width="5.99cm" svg:height="0.288cm" svg:x="5.774cm" svg:y="14.289cm">
          <text:p/>
        </draw:rect>
        <draw:polygon draw:style-name="gr2" draw:text-style-name="P2" draw:layer="layout" svg:width="3.999cm" svg:height="0.998cm" svg:x="6.064cm" svg:y="13.292cm" svg:viewBox="0 0 4000 999" draw:points="46,999 0,0 3404,10 3396,246 3998,238 4000,999">
          <text:p/>
        </draw:polygon>
        <draw:rect draw:style-name="gr2" draw:text-style-name="P2" draw:layer="layout" svg:width="3.081cm" svg:height="1.198cm" svg:x="6.068cm" svg:y="6.789cm">
          <text:p/>
        </draw:rect>
        <draw:g>
          <draw:rect draw:style-name="gr3" draw:text-style-name="P3" draw:layer="layout" svg:width="3.484cm" svg:height="0.273cm" svg:x="5.902cm" svg:y="6.507cm">
            <text:p/>
          </draw:rect>
          <draw:rect draw:style-name="gr11" draw:text-style-name="P9" draw:layer="layout" svg:width="0.091cm" svg:height="0.13cm" svg:x="9.149cm" svg:y="6.648cm">
            <text:p/>
          </draw:rect>
        </draw:g>
        <draw:g>
          <draw:rect draw:style-name="gr3" draw:text-style-name="P3" draw:layer="layout" svg:width="3.443cm" svg:height="0.273cm" svg:x="5.902cm" svg:y="7.995cm">
            <text:p/>
          </draw:rect>
          <draw:rect draw:style-name="gr11" draw:text-style-name="P10" draw:layer="layout" svg:width="0.091cm" svg:height="0.13cm" svg:x="9.153cm" svg:y="8.001cm">
            <text:p/>
          </draw:rect>
          <draw:polygon draw:style-name="gr11" draw:text-style-name="P10" draw:layer="layout" svg:width="0.119cm" svg:height="0.139cm" svg:x="8.829cm" svg:y="8.131cm" svg:viewBox="0 0 120 140" draw:points="29,140 0,0 90,0 120,140">
            <text:p/>
          </draw:polygon>
        </draw:g>
        <draw:rect draw:style-name="gr2" draw:text-style-name="P2" draw:layer="layout" svg:width="0.055cm" svg:height="1.428cm" svg:x="9.167cm" svg:y="6.679cm">
          <text:p/>
        </draw:rect>
        <draw:rect draw:style-name="gr12" draw:text-style-name="P11" draw:layer="layout" svg:width="0.151cm" svg:height="1.05cm" svg:x="5.905cm" svg:y="6.863cm">
          <text:p/>
        </draw:rect>
        <draw:rect draw:style-name="gr3" draw:text-style-name="P3" draw:layer="layout" svg:width="5.568cm" svg:height="0.273cm" svg:x="15.441cm" svg:y="8.002cm">
          <text:p/>
        </draw:rect>
        <draw:rect draw:style-name="gr3" draw:text-style-name="P3" draw:layer="layout" svg:width="5.602cm" svg:height="0.273cm" svg:x="15.44cm" svg:y="6.505cm">
          <text:p/>
        </draw:rect>
        <draw:rect draw:style-name="gr2" draw:text-style-name="P2" draw:layer="layout" svg:width="0.149cm" svg:height="1.198cm" svg:x="15.45cm" svg:y="6.789cm">
          <text:p/>
        </draw:rect>
        <draw:rect draw:style-name="gr2" draw:text-style-name="P2" draw:layer="layout" svg:width="0.149cm" svg:height="1.198cm" svg:x="20.829cm" svg:y="6.789cm">
          <text:p/>
        </draw:rect>
        <draw:g>
          <draw:rect draw:style-name="gr3" draw:text-style-name="P3" draw:layer="layout" svg:width="0.8cm" svg:height="0.19cm" svg:x="9.5cm" svg:y="13.3cm">
            <text:p/>
          </draw:rect>
          <draw:polygon draw:style-name="gr11" draw:text-style-name="P10" draw:layer="layout" svg:width="0.223cm" svg:height="0.096cm" svg:x="10.029cm" svg:y="13.304cm" svg:viewBox="0 0 224 97" draw:points="53,97 0,0 169,0 224,97">
            <text:p/>
          </draw:polygon>
        </draw:g>
        <draw:rect draw:style-name="gr2" draw:text-style-name="P2" draw:layer="layout" svg:width="0.055cm" svg:height="5.34cm" draw:transform="rotate (0.239808239224021) translate (8.859cm 8.175cm)">
          <text:p/>
        </draw:rect>
        <draw:rect draw:style-name="gr3" draw:text-style-name="P3" draw:layer="layout" svg:width="0.224cm" svg:height="0.743cm" svg:x="10.092cm" svg:y="13.533cm">
          <text:p/>
        </draw:rect>
        <draw:rect draw:style-name="gr3" draw:text-style-name="P3" draw:layer="layout" svg:width="0.224cm" svg:height="1.064cm" svg:x="5.866cm" svg:y="13.208cm">
          <text:p/>
        </draw:rect>
        <draw:rect draw:style-name="gr2" draw:text-style-name="P2" draw:layer="layout" svg:width="0.149cm" svg:height="1.198cm" svg:x="36.417cm" svg:y="6.913cm">
          <text:p/>
        </draw:rect>
        <draw:rect draw:style-name="gr3" draw:text-style-name="P3" draw:layer="layout" svg:width="1.426cm" svg:height="0.273cm" svg:x="10.352cm" svg:y="13.251cm">
          <text:p/>
        </draw:rect>
        <draw:rect draw:style-name="gr3" draw:text-style-name="P3" draw:layer="layout" svg:width="0.23cm" svg:height="1.048cm" svg:x="11.788cm" svg:y="13.514cm">
          <text:p/>
        </draw:rect>
        <draw:polygon draw:style-name="gr13" draw:text-style-name="P12" draw:layer="layout" svg:width="6.776cm" svg:height="16.329cm" svg:x="5.406cm" svg:y="6.059cm" svg:viewBox="0 0 6777 16330" draw:points="0,16330 41,0 4299,0 4377,2371 5208,6463 6746,7016 6777,8678 5705,16288">
          <text:p/>
        </draw:polygon>
        <draw:g>
          <draw:rect draw:style-name="gr1" draw:text-style-name="P1" draw:layer="layout" svg:width="0.4cm" svg:height="7.844cm" svg:x="6.08cm" svg:y="14.614cm">
            <text:p/>
          </draw:rect>
          <draw:rect draw:style-name="gr1" draw:text-style-name="P1" draw:layer="layout" svg:width="0.4cm" svg:height="7.814cm" svg:x="9.941cm" svg:y="14.644cm">
            <text:p/>
          </draw:rect>
          <draw:rect draw:style-name="gr2" draw:text-style-name="P2" draw:layer="layout" svg:width="4.272cm" svg:height="1.434cm" svg:x="6.064cm" svg:y="20.81cm">
            <text:p/>
          </draw:rect>
          <draw:rect draw:style-name="gr2" draw:text-style-name="P2" draw:layer="layout" svg:width="4.272cm" svg:height="1.434cm" svg:x="6.064cm" svg:y="14.644cm">
            <text:p/>
          </draw:rect>
          <draw:rect draw:style-name="gr2" draw:text-style-name="P2" draw:layer="layout" svg:width="0.222cm" svg:height="1.434cm" svg:x="10.312cm" svg:y="14.695cm">
            <text:p/>
          </draw:rect>
          <draw:rect draw:style-name="gr2" draw:text-style-name="P2" draw:layer="layout" svg:width="0.222cm" svg:height="4.654cm" svg:x="10.363cm" svg:y="16.171cm">
            <text:p/>
          </draw:rect>
          <draw:rect draw:style-name="gr2" draw:text-style-name="P2" draw:layer="layout" svg:width="0.222cm" svg:height="1.434cm" svg:x="10.413cm" svg:y="20.852cm">
            <text:p/>
          </draw:rect>
          <draw:rect draw:style-name="gr3" draw:text-style-name="P3" draw:layer="layout" svg:width="0.269cm" svg:height="5.805cm" svg:x="10.673cm" svg:y="15.636cm">
            <text:p/>
          </draw:rect>
          <draw:rect draw:style-name="gr2" draw:text-style-name="P2" draw:layer="layout" svg:width="0.222cm" svg:height="1.434cm" svg:x="5.758cm" svg:y="14.593cm">
            <text:p/>
          </draw:rect>
          <draw:rect draw:style-name="gr2" draw:text-style-name="P2" draw:layer="layout" svg:width="0.222cm" svg:height="4.654cm" svg:x="5.758cm" svg:y="16.12cm">
            <text:p/>
          </draw:rect>
          <draw:rect draw:style-name="gr2" draw:text-style-name="P2" draw:layer="layout" svg:width="0.222cm" svg:height="1.434cm" svg:x="5.783cm" svg:y="20.852cm">
            <text:p/>
          </draw:rect>
        </draw:g>
        <draw:measure draw:style-name="gr14" draw:text-style-name="P13" draw:layer="measurelines" svg:x1="5.045cm" svg:y1="6.03cm" svg:x2="4.922cm" svg:y2="22.397cm">
          <text:p text:style-name="P13"><text:span text:style-name="T1"><text:measure text:kind="gap"/></text:span><text:span text:style-name="T1"><text:measure text:kind="value">1.636,7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frame draw:style-name="gr15" draw:text-style-name="P14" draw:layer="layout" svg:width="9.233cm" svg:height="17.17cm" svg:x="26.764cm" svg:y="3.629cm">
          <draw:image xlink:href="Pictures/100000000000015D0000028991595EDAA7C2F179.png" xlink:type="simple" xlink:show="embed" xlink:actuate="onLoad" loext:mime-type="image/png">
            <text:p/>
          </draw:image>
        </draw:frame>
        <draw:measure draw:style-name="gr16" draw:text-style-name="P13" draw:layer="layout" svg:x1="2.925cm" svg:y1="6.03cm" svg:x2="2.953cm" svg:y2="14.398cm">
          <text:p text:style-name="P13"><text:span text:style-name="T1"><text:measure text:kind="gap"/></text:span><text:span text:style-name="T1"><text:measure text:kind="value">836,8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17" draw:text-style-name="P13" draw:layer="layout" svg:x1="8.891cm" svg:y1="8.276cm" svg:x2="10.214cm" svg:y2="13.352cm">
          <text:p text:style-name="P13"><text:span text:style-name="T1"><text:measure text:kind="gap"/></text:span><text:span text:style-name="T1"><text:measure text:kind="value">524,6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18" draw:text-style-name="P8" draw:layer="measurelines" svg:x1="5.6cm" svg:y1="12.7cm" svg:x2="12.1cm" svg:y2="12.8cm">
          <text:p text:style-name="P8"><text:span text:style-name="T2"><text:measure text:kind="gap"/></text:span><text:span text:style-name="T2"><text:measure text:kind="value">650,1</text:measure></text:span><text:span text:style-name="T2"><text:s/></text:span><text:span text:style-name="T2"><text:measure text:kind="unit">mm</text:measure></text:span><text:span text:style-name="T2"><text:measure text:kind="gap"/></text:span></text:p>
        </draw:measure>
        <draw:polygon draw:style-name="gr5" draw:text-style-name="P5" draw:layer="layout" svg:width="3.899cm" svg:height="4.909cm" svg:x="6.1cm" svg:y="8.29cm" svg:viewBox="0 0 3900 4910" draw:points="0,4910 0,10 2673,0 3900,4910">
          <text:p/>
        </draw:polygon>
        <draw:rect draw:style-name="gr3" draw:text-style-name="P3" draw:layer="layout" svg:width="0.224cm" svg:height="3cm" svg:x="5.876cm" svg:y="9cm">
          <text:p/>
        </draw:rect>
        <draw:measure draw:style-name="gr19" draw:text-style-name="P8" draw:layer="measurelines" svg:x1="15.478cm" svg:y1="6.262cm" svg:x2="21.034cm" svg:y2="6.306cm">
          <text:p text:style-name="P8"><text:measure text:kind="gap"/><text:measure text:kind="value">556</text:measure><text:s/><text:measure text:kind="unit">mm</text:measure><text:measure text:kind="gap"/></text:p>
        </draw:measure>
      </draw:page>
      <draw:page draw:name="page3" draw:style-name="dp1" draw:master-page-name="Default">
        <draw:rect draw:style-name="gr3" draw:text-style-name="P3" draw:layer="layout" svg:width="5.568cm" svg:height="0.273cm" svg:x="12.643cm" svg:y="3.967cm">
          <text:p/>
        </draw:rect>
        <draw:rect draw:style-name="gr3" draw:text-style-name="P3" draw:layer="layout" svg:width="5.602cm" svg:height="0.273cm" svg:x="12.642cm" svg:y="2.47cm">
          <text:p/>
        </draw:rect>
        <draw:rect draw:style-name="gr2" draw:text-style-name="P2" draw:layer="layout" svg:width="0.149cm" svg:height="1.198cm" svg:x="12.652cm" svg:y="2.754cm">
          <text:p/>
        </draw:rect>
        <draw:rect draw:style-name="gr2" draw:text-style-name="P2" draw:layer="layout" svg:width="0.149cm" svg:height="1.198cm" svg:x="18.031cm" svg:y="2.754cm">
          <text:p/>
        </draw:rect>
        <draw:rect draw:style-name="gr1" draw:text-style-name="P1" draw:layer="layout" svg:width="0.4cm" svg:height="5.973cm" svg:x="4.52cm" svg:y="6.424cm">
          <text:p/>
        </draw:rect>
        <draw:rect draw:style-name="gr4" draw:text-style-name="P4" draw:layer="layout" svg:width="5.751cm" svg:height="0.288cm" svg:x="4.202cm" svg:y="12.425cm">
          <text:p/>
        </draw:rect>
        <draw:polygon draw:style-name="gr2" draw:text-style-name="P2" draw:layer="layout" svg:width="3.953cm" svg:height="1.061cm" svg:x="4.538cm" svg:y="11.365cm" svg:viewBox="0 0 3954 1062" draw:points="0,1062 0,0 3677,23 3688,314 3954,320 3954,1062">
          <text:p/>
        </draw:polygon>
        <draw:polygon draw:style-name="gr5" draw:text-style-name="P5" draw:layer="layout" svg:width="1.994cm" svg:height="4.932cm" svg:x="6.489cm" svg:y="6.432cm" svg:viewBox="0 0 1995 4933" draw:points="1177,4933 0,0 773,23 1995,4922">
          <text:p/>
        </draw:polygon>
        <draw:rect draw:style-name="gr2" draw:text-style-name="P2" draw:layer="layout" svg:width="3.081cm" svg:height="1.198cm" svg:x="5.326cm" svg:y="2.767cm">
          <text:p/>
        </draw:rect>
        <draw:g>
          <draw:rect draw:style-name="gr3" draw:text-style-name="P3" draw:layer="layout" svg:width="3.484cm" svg:height="0.273cm" svg:x="5.16cm" svg:y="2.485cm">
            <text:p/>
          </draw:rect>
          <draw:rect draw:style-name="gr11" draw:text-style-name="P9" draw:layer="layout" svg:width="0.091cm" svg:height="0.13cm" svg:x="8.407cm" svg:y="2.626cm">
            <text:p/>
          </draw:rect>
        </draw:g>
        <draw:g>
          <draw:rect draw:style-name="gr3" draw:text-style-name="P3" draw:layer="layout" svg:width="3.167cm" svg:height="0.273cm" svg:x="4.33cm" svg:y="6.131cm">
            <text:p/>
          </draw:rect>
          <draw:polygon draw:style-name="gr11" draw:text-style-name="P10" draw:layer="layout" svg:width="0.119cm" svg:height="0.139cm" svg:x="7.257cm" svg:y="6.267cm" svg:viewBox="0 0 120 140" draw:points="29,140 0,0 90,0 120,140">
            <text:p/>
          </draw:polygon>
        </draw:g>
        <draw:rect draw:style-name="gr2" draw:text-style-name="P2" draw:layer="layout" svg:width="0.055cm" svg:height="1.428cm" svg:x="8.425cm" svg:y="2.657cm">
          <text:p/>
        </draw:rect>
        <draw:rect draw:style-name="gr12" draw:text-style-name="P11" draw:layer="layout" svg:width="0.151cm" svg:height="1.05cm" svg:x="5.163cm" svg:y="2.841cm">
          <text:p/>
        </draw:rect>
        <draw:rect draw:style-name="gr2" draw:text-style-name="P2" draw:layer="layout" svg:width="0.149cm" svg:height="1.198cm" svg:x="11.265cm" svg:y="2.779cm">
          <text:p/>
        </draw:rect>
        <draw:g>
          <draw:rect draw:style-name="gr3" draw:text-style-name="P3" draw:layer="layout" svg:width="0.486cm" svg:height="0.273cm" svg:x="7.56cm" svg:y="11.379cm">
            <text:p/>
          </draw:rect>
          <draw:polygon draw:style-name="gr11" draw:text-style-name="P10" draw:layer="layout" svg:width="0.108cm" svg:height="0.139cm" svg:x="7.817cm" svg:y="11.385cm" svg:viewBox="0 0 109 140" draw:points="26,140 0,0 82,0 109,140">
            <text:p/>
          </draw:polygon>
        </draw:g>
        <draw:rect draw:style-name="gr2" draw:text-style-name="P2" draw:layer="layout" svg:width="0.055cm" svg:height="5.34cm" draw:transform="rotate (0.239808239224021) translate (6.587cm 6.311cm)">
          <text:p/>
        </draw:rect>
        <draw:rect draw:style-name="gr3" draw:text-style-name="P3" draw:layer="layout" svg:width="0.224cm" svg:height="0.743cm" svg:x="7.82cm" svg:y="11.669cm">
          <text:p/>
        </draw:rect>
        <draw:rect draw:style-name="gr3" draw:text-style-name="P3" draw:layer="layout" svg:width="0.224cm" svg:height="1.064cm" svg:x="4.294cm" svg:y="11.344cm">
          <text:p/>
        </draw:rect>
        <draw:g>
          <draw:rect draw:style-name="gr3" draw:text-style-name="P3" draw:layer="layout" svg:width="3.443cm" svg:height="0.273cm" svg:x="5.159cm" svg:y="3.986cm">
            <text:p/>
          </draw:rect>
          <draw:rect draw:style-name="gr11" draw:text-style-name="P10" draw:layer="layout" svg:width="0.091cm" svg:height="0.13cm" svg:x="8.41cm" svg:y="3.992cm">
            <text:p/>
          </draw:rect>
          <draw:polygon draw:style-name="gr11" draw:text-style-name="P10" draw:layer="layout" svg:width="0.119cm" svg:height="0.139cm" svg:x="8.086cm" svg:y="4.122cm" svg:viewBox="0 0 120 140" draw:points="29,140 0,0 90,0 120,140">
            <text:p/>
          </draw:polygon>
        </draw:g>
        <draw:polygon draw:style-name="gr3" draw:text-style-name="P3" draw:layer="layout" svg:width="1.084cm" svg:height="1.808cm" svg:x="6.559cm" svg:y="4.321cm" svg:viewBox="0 0 1085 1809" draw:points="0,1809 889,10 1085,0 217,1809">
          <text:p/>
        </draw:polygon>
      </draw:page>
      <draw:page draw:name="page4" draw:style-name="dp1" draw:master-page-name="Default">
        <draw:polygon draw:style-name="gr20" draw:text-style-name="P1" draw:layer="layout" svg:width="0.399cm" svg:height="4.708cm" svg:x="6.092cm" svg:y="9.552cm" svg:viewBox="0 0 400 4709" draw:points="0,4709 4,127 385,0 400,4709">
          <text:p/>
        </draw:polygon>
        <draw:rect draw:style-name="gr4" draw:text-style-name="P4" draw:layer="layout" svg:width="5.99cm" svg:height="0.288cm" svg:x="5.774cm" svg:y="14.289cm">
          <text:p/>
        </draw:rect>
        <draw:polygon draw:style-name="gr2" draw:text-style-name="P2" draw:layer="layout" svg:width="3.953cm" svg:height="1.061cm" svg:x="6.11cm" svg:y="13.229cm" svg:viewBox="0 0 3954 1062" draw:points="0,1062 0,0 3677,23 3688,314 3954,320 3954,1062">
          <text:p/>
        </draw:polygon>
        <draw:polygon draw:style-name="gr5" draw:text-style-name="P5" draw:layer="layout" svg:width="1.823cm" svg:height="4.516cm" svg:x="8.232cm" svg:y="8.701cm" svg:viewBox="0 0 1824 4517" draw:points="900,4517 0,235 697,0 1824,4517">
          <text:p/>
        </draw:polygon>
        <draw:polygon draw:style-name="gr21" draw:text-style-name="P3" draw:layer="layout" svg:width="3.949cm" svg:height="1.694cm" svg:x="6.095cm" svg:y="6.45cm" svg:viewBox="0 0 3950 1695" draw:points="0,1695 13,1413 3856,0 3950,257">
          <text:p/>
        </draw:polygon>
        <draw:rect draw:style-name="gr11" draw:text-style-name="P9" draw:layer="layout" svg:width="0.091cm" svg:height="0.13cm" draw:transform="rotate (0.349065850398866) translate (9.746cm 6.673cm)">
          <text:p/>
        </draw:rect>
        <draw:polygon draw:style-name="gr21" draw:text-style-name="P3" draw:layer="layout" svg:width="4.44cm" svg:height="1.874cm" svg:x="6.103cm" svg:y="7.796cm" svg:viewBox="0 0 4441 1875" draw:points="0,1875 0,1623 4347,0 4441,257">
          <text:p/>
        </draw:polygon>
        <draw:rect draw:style-name="gr11" draw:text-style-name="P10" draw:layer="layout" svg:width="0.091cm" svg:height="0.178cm" draw:transform="rotate (0.349065850398866) translate (10.199cm 7.893cm)">
          <text:p/>
        </draw:rect>
        <draw:rect draw:style-name="gr11" draw:text-style-name="P10" draw:layer="layout" svg:width="0.091cm" svg:height="0.13cm" draw:transform="rotate (0.349065850398866) translate (8.909cm 8.518cm)">
          <text:p/>
        </draw:rect>
        <draw:polygon draw:style-name="gr22" draw:text-style-name="P2" draw:layer="layout" svg:width="4.105cm" svg:height="2.615cm" svg:x="6.095cm" svg:y="6.79cm" svg:viewBox="0 0 4106 2616" draw:points="17,2616 0,1359 3697,0 4106,1126">
          <text:p/>
        </draw:polygon>
        <draw:rect draw:style-name="gr2" draw:text-style-name="P2" draw:layer="layout" svg:width="0.055cm" svg:height="1.428cm" draw:transform="rotate (0.349065850398866) translate (9.772cm 6.681cm)">
          <text:p/>
        </draw:rect>
        <draw:rect draw:style-name="gr12" draw:text-style-name="P11" draw:layer="layout" svg:width="0.151cm" svg:height="1.067cm" draw:transform="rotate (0.0244346095279206) translate (5.943cm 8.244cm)">
          <text:p/>
        </draw:rect>
        <draw:g>
          <draw:rect draw:style-name="gr3" draw:text-style-name="P3" draw:layer="layout" svg:width="0.486cm" svg:height="0.273cm" svg:x="9.832cm" svg:y="13.243cm">
            <text:p/>
          </draw:rect>
          <draw:polygon draw:style-name="gr11" draw:text-style-name="P10" draw:layer="layout" svg:width="0.108cm" svg:height="0.139cm" svg:x="10.089cm" svg:y="13.249cm" svg:viewBox="0 0 109 140" draw:points="26,140 0,0 82,0 109,140">
            <text:p/>
          </draw:polygon>
        </draw:g>
        <draw:rect draw:style-name="gr2" draw:text-style-name="P2" draw:layer="layout" svg:width="0.055cm" svg:height="4.979cm" draw:transform="rotate (0.239808239224021) translate (8.945cm 8.526cm)">
          <text:p/>
        </draw:rect>
        <draw:rect draw:style-name="gr3" draw:text-style-name="P3" draw:layer="layout" svg:width="0.224cm" svg:height="0.743cm" svg:x="10.092cm" svg:y="13.533cm">
          <text:p/>
        </draw:rect>
        <draw:rect draw:style-name="gr3" draw:text-style-name="P3" draw:layer="layout" svg:width="0.224cm" svg:height="1.064cm" svg:x="5.866cm" svg:y="13.208cm">
          <text:p/>
        </draw:rect>
        <draw:rect draw:style-name="gr3" draw:text-style-name="P3" draw:layer="layout" svg:width="1.426cm" svg:height="0.273cm" svg:x="10.352cm" svg:y="13.251cm">
          <text:p/>
        </draw:rect>
        <draw:rect draw:style-name="gr3" draw:text-style-name="P3" draw:layer="layout" svg:width="0.23cm" svg:height="1.048cm" svg:x="11.788cm" svg:y="13.514cm">
          <text:p/>
        </draw:rect>
        <draw:measure draw:style-name="gr23" draw:text-style-name="P13" draw:layer="layout" svg:x1="8.819cm" svg:y1="8.582cm" svg:x2="10.214cm" svg:y2="13.352cm">
          <text:p text:style-name="P13"><text:span text:style-name="T1"><text:measure text:kind="gap"/></text:span><text:span text:style-name="T1"><text:measure text:kind="value">497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</draw:page>
      <draw:page draw:name="page5" draw:style-name="dp1" draw:master-page-name="Default">
        <draw:frame draw:style-name="gr15" draw:text-style-name="P14" draw:layer="layout" svg:width="21.748cm" svg:height="16.879cm" svg:x="3.001cm" svg:y="3.036cm">
          <draw:image xlink:href="Pictures/10000000000003360000027E7FDC1A75D045CB0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7:19:46.58</meta:creation-date>
    <dc:date>2019-08-12T06:40:36.140000000</dc:date>
    <meta:editing-duration>PT1H36M39S</meta:editing-duration>
    <meta:editing-cycles>11</meta:editing-cycles>
    <meta:generator>LibreOffice/6.2.5.2$Windows_X86_64 LibreOffice_project/1ec314fa52f458adc18c4f025c545a4e8b22c159</meta:generator>
    <meta:document-statistic meta:object-count="133"/>
  </office:meta>
</office:document-meta>
</file>